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paragraph-properties fo:margin-left="0cm" fo:margin-right="0cm" fo:text-align="start" style:justify-single-word="false" fo:text-indent="-0.635cm" style:auto-text-indent="false"/>
      <style:text-properties fo:font-size="14pt" fo:font-weight="bold" style:font-size-asian="12.25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xecto 1</text:p>
      <text:p text:style-name="P1"/>
      <text:p text:style-name="P2"/>
      <text:p text:style-name="P2">Contenedor de 960px de ancho centrado os laterais do body con unha imaxe fixa.</text:p>
      <text:p text:style-name="P2"/>
      <text:p text:style-name="P2">Div para Contenedor, Cabeceira, Menu, Contidos e Pé. </text:p>
      <text:p text:style-name="P2"><text:tab/>Con bordos e marxen.</text:p>
      <text:p text:style-name="P2"/>
      <text:p text:style-name="P2">O contenedor con unha cor de background degradada.</text:p>
      <text:p text:style-name="P2">Cabeceira e pé coa mesma cor de background.</text:p>
      <text:p text:style-name="P2"/>
      <text:p text:style-name="P2">Todas as páxinas teñen a mesma cabeceira e o mesmo pé.</text:p>
      <text:p text:style-name="P1"/>
      <text:p text:style-name="P3">Páxina inicio: </text:p>
      <text:list xml:id="list17371630451" text:style-name="L1">
        <text:list-item>
          <text:p text:style-name="P4">login</text:p>
          <text:list>
            <text:list-item>
              <text:p text:style-name="P4">enlace a home</text:p>
              <text:p text:style-name="P4"/>
            </text:list-item>
          </text:list>
          <text:p text:style-name="P6">Páxinas de sesión:</text:p>
        </text:list-item>
        <text:list-item>
          <text:p text:style-name="P4">Menú para as páxinas de sesión</text:p>
        </text:list-item>
        <text:list-item>
          <text:p text:style-name="P4">Contidos</text:p>
        </text:list-item>
      </text:list>
      <text:p text:style-name="P3"/>
      <text:p text:style-name="P3"/>
      <text:p text:style-name="P3"/>
      <text:list xml:id="list1588985420" text:style-name="L2">
        <text:list-item>
          <text:p text:style-name="P5">rexistro<text:tab/>campos alta usuario</text:p>
        </text:list-item>
        <text:list-item>
          <text:p text:style-name="P5">home:<text:tab/>Texto</text:p>
        </text:list-item>
        <text:list-item>
          <text:p text:style-name="P5">táboa:<text:tab/>Taboa</text:p>
        </text:list-item>
        <text:list-item>
          <text:p text:style-name="P5">imaxes:<text:tab/>Artigos compostos de imaxe e texto</text:p>
        </text:list-item>
        <text:list-item>
          <text:p text:style-name="P5">multimedia: Audio e video</text:p>
        </text:list-item>
        <text:list-item>
          <text:p text:style-name="P5">libre:<text:tab/>....</text:p>
        </text:list-item>
      </text:list>
      <text:p text:style-name="P3"/>
      <text:p text:style-name="P3"/>
      <text:p text:style-name="P3">Hai que utilizar spri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or/a (antonio)</meta:initial-creator>
    <meta:creation-date>2013-04-11T20:30:22</meta:creation-date>
    <dc:date>2013-04-15T19:03:30</dc:date>
    <meta:editing-duration>PT23M59S</meta:editing-duration>
    <meta:editing-cycles>17</meta:editing-cycles>
    <meta:generator>LibreOffice/3.5$Linux_x86 LibreOffice_project/350m1$Build-2</meta:generator>
    <meta:document-statistic meta:table-count="0" meta:image-count="0" meta:object-count="0" meta:page-count="1" meta:paragraph-count="20" meta:word-count="107" meta:character-count="439" meta:non-whitespace-character-count="489"/>
  </office:meta>
</office:document-meta>
</file>